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</style:style>
    <style:style style:name="gr2" style:family="graphic" style:parent-style-name="standard">
      <style:graphic-properties draw:stroke="none" svg:stroke-color="#000000" draw:fill="none" draw:fill-color="#ffffff" fo:min-height="0.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7.05cm" fo:min-width="19.4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1.056cm"/>
    </style:style>
    <style:style style:name="gr8" style:family="graphic" style:parent-style-name="standard">
      <style:graphic-properties draw:stroke="none" svg:stroke-color="#000000" draw:fill="none" draw:fill-color="#ffffff" fo:min-height="2.047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6cm" fo:min-width="0.35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484cm" fo:min-width="0.601cm"/>
    </style:style>
    <style:style style:name="gr11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.769cm" svg:height="1.75cm" svg:x="1.431cm" svg:y="2.6cm">
          <draw:text-box>
            <text:p>x[i]</text:p>
          </draw:text-box>
        </draw:frame>
        <draw:frame draw:style-name="gr2" draw:text-style-name="P1" draw:layer="layout" svg:width="1.5cm" svg:height="1.05cm" svg:x="22.8cm" svg:y="2.45cm">
          <draw:text-box>
            <text:p>y[i]</text:p>
          </draw:text-box>
        </draw:frame>
        <draw:line draw:style-name="gr3" draw:text-style-name="P2" draw:layer="layout" svg:x1="1.4cm" svg:y1="3.7cm" svg:x2="3.7cm" svg:y2="3.7cm">
          <text:p/>
        </draw:line>
        <draw:custom-shape draw:style-name="gr4" draw:text-style-name="P2" draw:layer="layout" svg:width="19.9cm" svg:height="17.3cm" svg:x="2.6cm" svg:y="2.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9cm" svg:y1="3.6cm" svg:x2="16.1cm" svg:y2="3.7cm">
          <text:p/>
        </draw:line>
        <draw:custom-shape draw:style-name="gr5" draw:text-style-name="P2" draw:layer="layout" svg:width="1.2cm" svg:height="1.2cm" svg:x="20.2cm" svg:y="3.1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2.1cm" svg:y1="7cm" svg:x2="12.1cm" svg:y2="8.8cm">
          <text:p/>
        </draw:line>
        <draw:custom-shape draw:style-name="gr5" draw:text-style-name="P2" draw:layer="layout" svg:width="1.6cm" svg:height="1.5cm" svg:x="11.3cm" svg:y="5.5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cm" svg:height="1.5cm" svg:x="11.4cm" svg:y="8.8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cm" svg:height="1.5cm" svg:x="11.3cm" svg:y="16.5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.1cm" svg:y1="10.3cm" svg:x2="12.1cm" svg:y2="12.1cm">
          <text:p/>
        </draw:line>
        <draw:custom-shape draw:style-name="gr6" draw:text-style-name="P2" draw:layer="layout" svg:width="2.201cm" svg:height="2.202cm" draw:transform="rotate (-1.5707963267949) translate (18.3cm 2.599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2.252cm" svg:height="1.306cm" svg:x="16.048cm" svg:y="3.249cm">
          <draw:text-box>
            <text:p>b[0]</text:p>
          </draw:text-box>
        </draw:frame>
        <draw:line draw:style-name="gr3" draw:text-style-name="P2" draw:layer="layout" svg:x1="11.95cm" svg:y1="3.699cm" svg:x2="11.95cm" svg:y2="5.499cm">
          <text:p/>
        </draw:line>
        <draw:line draw:style-name="gr3" draw:text-style-name="P2" draw:layer="layout" svg:x1="12.9cm" svg:y1="6.3cm" svg:x2="16.1cm" svg:y2="6.3cm">
          <text:p/>
        </draw:line>
        <draw:custom-shape draw:style-name="gr6" draw:text-style-name="P2" draw:layer="layout" svg:width="2.201cm" svg:height="2.202cm" draw:transform="rotate (-1.5707963267949) translate (18.3cm 5.198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2.252cm" svg:height="1.306cm" svg:x="16.048cm" svg:y="5.848cm">
          <draw:text-box>
            <text:p>b[1]</text:p>
          </draw:text-box>
        </draw:frame>
        <draw:line draw:style-name="gr3" draw:text-style-name="P2" draw:layer="layout" svg:x1="12.05cm" svg:y1="14.699cm" svg:x2="12.05cm" svg:y2="16.499cm">
          <text:p/>
        </draw:line>
        <draw:frame draw:style-name="gr8" draw:text-style-name="P1" draw:layer="layout" svg:width="4.05cm" svg:height="2.297cm" svg:x="11.65cm" svg:y="12.3cm">
          <draw:text-box>
            <text:p>・</text:p>
            <text:p>・</text:p>
            <text:p>・</text:p>
          </draw:text-box>
        </draw:frame>
        <draw:line draw:style-name="gr3" draw:text-style-name="P2" draw:layer="layout" svg:x1="12.999cm" svg:y1="9.7cm" svg:x2="16.199cm" svg:y2="9.7cm">
          <text:p/>
        </draw:line>
        <draw:line draw:style-name="gr3" draw:text-style-name="P2" draw:layer="layout" svg:x1="12.899cm" svg:y1="17.3cm" svg:x2="16.099cm" svg:y2="17.3cm">
          <text:p/>
        </draw:line>
        <draw:custom-shape draw:style-name="gr6" draw:text-style-name="P2" draw:layer="layout" svg:width="2.201cm" svg:height="2.202cm" draw:transform="rotate (-1.5707963267949) translate (18.3cm 8.398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2.252cm" svg:height="1.306cm" svg:x="16.048cm" svg:y="9.048cm">
          <draw:text-box>
            <text:p>b[2]</text:p>
          </draw:text-box>
        </draw:frame>
        <draw:custom-shape draw:style-name="gr6" draw:text-style-name="P2" draw:layer="layout" svg:width="2.703cm" svg:height="2.602cm" draw:transform="rotate (-1.5707963267949) translate (18.7cm 15.797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2.252cm" svg:height="1.306cm" svg:x="16.148cm" svg:y="16.747cm">
          <draw:text-box>
            <text:p>b[L]</text:p>
          </draw:text-box>
        </draw:frame>
        <draw:custom-shape draw:style-name="gr9" draw:text-style-name="P2" draw:layer="layout" svg:width="1.2cm" svg:height="1.2cm" svg:x="3.7cm" svg:y="3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2.201cm" svg:height="2.202cm" draw:transform="rotate (1.5707963267949) translate (6cm 7.402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1.4cm" svg:y1="6.3cm" svg:x2="8.2cm" svg:y2="6.3cm">
          <text:p/>
        </draw:line>
        <draw:custom-shape draw:style-name="gr10" draw:text-style-name="P2" draw:layer="layout" svg:width="2.201cm" svg:height="2.202cm" draw:transform="rotate (1.5707963267949) translate (6cm 10.802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1.4cm" svg:y1="9.7cm" svg:x2="8.2cm" svg:y2="9.7cm">
          <text:p/>
        </draw:line>
        <draw:custom-shape draw:style-name="gr10" draw:text-style-name="P2" draw:layer="layout" svg:width="2.201cm" svg:height="2.202cm" draw:transform="rotate (1.5707963267949) translate (6cm 18.402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1.4cm" svg:y1="17.3cm" svg:x2="8.2cm" svg:y2="17.3cm">
          <text:p/>
        </draw:line>
        <draw:frame draw:style-name="gr7" draw:text-style-name="P1" draw:layer="layout" svg:width="2.252cm" svg:height="1.306cm" svg:x="6.6cm" svg:y="5.894cm">
          <draw:text-box>
            <text:p>a[1]</text:p>
          </draw:text-box>
        </draw:frame>
        <draw:frame draw:style-name="gr7" draw:text-style-name="P1" draw:layer="layout" svg:width="2.252cm" svg:height="1.306cm" svg:x="6.6cm" svg:y="9.294cm">
          <draw:text-box>
            <text:p>a[2]</text:p>
          </draw:text-box>
        </draw:frame>
        <draw:frame draw:style-name="gr7" draw:text-style-name="P1" draw:layer="layout" svg:width="2.252cm" svg:height="1.306cm" svg:x="6.6cm" svg:y="16.894cm">
          <draw:text-box>
            <text:p>a[L]</text:p>
          </draw:text-box>
        </draw:frame>
        <draw:line draw:style-name="gr3" draw:text-style-name="P2" draw:layer="layout" svg:x1="18.3cm" svg:y1="3.7cm" svg:x2="20.2cm" svg:y2="3.7cm">
          <text:p/>
        </draw:line>
        <draw:line draw:style-name="gr3" draw:text-style-name="P2" draw:layer="layout" svg:x1="18.3cm" svg:y1="6.3cm" svg:x2="20.4cm" svg:y2="4.2cm">
          <text:p/>
        </draw:line>
        <draw:line draw:style-name="gr3" draw:text-style-name="P2" draw:layer="layout" svg:x1="18.3cm" svg:y1="9.5cm" svg:x2="20.7cm" svg:y2="4.4cm">
          <text:p/>
        </draw:line>
        <draw:line draw:style-name="gr3" draw:text-style-name="P2" draw:layer="layout" svg:x1="6cm" svg:y1="6.2cm" svg:x2="4.7cm" svg:y2="4.1cm">
          <text:p/>
        </draw:line>
        <draw:line draw:style-name="gr3" draw:text-style-name="P2" draw:layer="layout" svg:x1="6cm" svg:y1="9.7cm" svg:x2="4.2cm" svg:y2="4.1cm">
          <text:p/>
        </draw:line>
        <draw:line draw:style-name="gr3" draw:text-style-name="P2" draw:layer="layout" svg:x1="6cm" svg:y1="17.3cm" svg:x2="3.9cm" svg:y2="4cm">
          <text:p/>
        </draw:line>
        <draw:line draw:style-name="gr3" draw:text-style-name="P2" draw:layer="layout" svg:x1="21.4cm" svg:y1="3.7cm" svg:x2="23.7cm" svg:y2="3.7cm">
          <text:p/>
        </draw:line>
        <draw:line draw:style-name="gr3" draw:text-style-name="P2" draw:layer="layout" svg:x1="18.6cm" svg:y1="17.2cm" svg:x2="21.2cm" svg:y2="4.1cm">
          <text:p/>
        </draw:line>
        <draw:frame draw:style-name="gr11" draw:text-style-name="P1" draw:layer="layout" svg:width="1.1cm" svg:height="1.2cm" svg:x="11.4cm" svg:y="2.7cm">
          <draw:text-box>
            <text:p>☆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cm" fo:page-height="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7-01-19T18:24:13</meta:creation-date>
    <dc:date>2018-11-12T09:32:50.730285143</dc:date>
    <meta:editing-duration>PT24M15S</meta:editing-duration>
    <meta:editing-cycles>14</meta:editing-cycles>
    <meta:generator>LibreOffice/5.1.6.2$Linux_X86_64 LibreOffice_project/10m0$Build-2</meta:generator>
    <meta:document-statistic meta:object-count="44"/>
  </office:meta>
</office:document-meta>
</file>